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1F55828400F.png" manifest:media-type="image/png"/>
  <manifest:file-entry manifest:full-path="Pictures/1000000000000265000001312126C9C5.png" manifest:media-type="image/png"/>
  <manifest:file-entry manifest:full-path="Pictures/10000000000002A7000002DC0A37CC13.png" manifest:media-type="image/png"/>
  <manifest:file-entry manifest:full-path="Pictures/10000000000002920000019D4B98B3F1.png" manifest:media-type="image/png"/>
  <manifest:file-entry manifest:full-path="Pictures/10000000000002A7000002DC2D088A9F.png" manifest:media-type="image/png"/>
  <manifest:file-entry manifest:full-path="Pictures/10000000000002630000018E7802962D.png" manifest:media-type="image/png"/>
  <manifest:file-entry manifest:full-path="Pictures/1000000000000288000000AFC57573D7.png" manifest:media-type="image/png"/>
  <manifest:file-entry manifest:full-path="Pictures/100000000000029C000001EC67163FFD.png" manifest:media-type="image/png"/>
  <manifest:file-entry manifest:full-path="Pictures/1000000000000277000001D9C667C501.png" manifest:media-type="image/png"/>
  <manifest:file-entry manifest:full-path="Pictures/1000000000000283000001CC0695EE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3pt" officeooo:rsid="00140ffa" officeooo:paragraph-rsid="00140ffa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6146in" svg:width="6.6929in" svg:height="4.7874in" draw:z-index="0"><draw:image xlink:href="Pictures/1000000000000283000001CC0695EE80.png" xlink:type="simple" xlink:show="embed" xlink:actuate="onLoad" draw:mime-type="image/png"/></draw:frame>Quesion <text:s/>4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width="6.6929in" svg:height="4.9291in" draw:z-index="1"><draw:image xlink:href="Pictures/100000000000029C000001EC67163FFD.png" xlink:type="simple" xlink:show="embed" xlink:actuate="onLoad" draw:mime-type="image/png"/></draw:frame><text:soft-page-break/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6.6929in" svg:height="1.8071in" draw:z-index="2"><draw:image xlink:href="Pictures/1000000000000288000000AFC57573D7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4" text:anchor-type="char" svg:width="6.6929in" svg:height="7.2154in" draw:z-index="3"><draw:image xlink:href="Pictures/10000000000002A7000002DC2D088A9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5" text:anchor-type="char" svg:width="6.6929in" svg:height="4.2008in" draw:z-index="4"><draw:image xlink:href="Pictures/10000000000002920000019D4B98B3F1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in" svg:y="1.0835in" svg:width="6.6929in" svg:height="4.8929in" draw:z-index="5"><draw:image xlink:href="Pictures/10000000000002A7000002DC0A37CC13.png" xlink:type="simple" xlink:show="embed" xlink:actuate="onLoad" draw:mime-type="image/png"/></draw:frame></text:p>
      <text:p text:style-name="P1">question 3</text:p>
      <text:p text:style-name="P1"><text:soft-page-break/>question 3</text:p>
      <text:p text:style-name="P1"><draw:frame draw:style-name="fr3" draw:name="Image6" text:anchor-type="char" svg:width="6.6929in" svg:height="5.1827in" draw:z-index="6"><draw:image xlink:href="Pictures/1000000000000287000001F55828400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width="6.6354in" svg:height="4.3543in" draw:z-index="7"><draw:image xlink:href="Pictures/1000000000000265000001312126C9C5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>Questions 2</text:p>
      <text:p text:style-name="P1"><draw:frame draw:style-name="fr1" draw:name="Image9" text:anchor-type="char" svg:x="0.1646in" svg:y="0.9063in" svg:width="6.3646in" svg:height="4.1457in" draw:z-index="8"><draw:image xlink:href="Pictures/10000000000002630000018E7802962D.png" xlink:type="simple" xlink:show="embed" xlink:actuate="onLoad" draw:mime-type="image/png"/></draw:frame><text:s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10" text:anchor-type="char" svg:x="-0.0228in" svg:y="0.5728in" svg:width="6.5728in" svg:height="4.9272in" draw:z-index="9"><draw:image xlink:href="Pictures/1000000000000277000001D9C667C501.png" xlink:type="simple" xlink:show="embed" xlink:actuate="onLoad" draw:mime-type="image/png"/></draw:frame>Question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0:19:09.657584608</meta:creation-date>
    <dc:date>2024-05-01T10:29:50.695245201</dc:date>
    <meta:editing-duration>PT10M42S</meta:editing-duration>
    <meta:editing-cycles>1</meta:editing-cycles>
    <meta:document-statistic meta:table-count="0" meta:image-count="10" meta:object-count="0" meta:page-count="8" meta:paragraph-count="13" meta:word-count="10" meta:character-count="63" meta:non-whitespace-character-count="45"/>
    <meta:generator>LibreOffice/24.2.2.2$Linux_X86_64 LibreOffice_project/420$Build-2</meta:generator>
  </office:meta>
</office:document-meta>
</file>